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MainFlow">
      <style:graphic-properties draw:textarea-vertical-align="middle" draw:auto-grow-height="false" fo:min-height="0.852cm" fo:min-width="4.916cm"/>
      <style:paragraph-properties style:writing-mode="lr-tb"/>
    </style:style>
    <style:style style:name="gr2" style:family="graphic" style:parent-style-name="MainFlow">
      <style:graphic-properties draw:textarea-vertical-align="middle" draw:auto-grow-height="false" fo:min-height="6.75cm" fo:min-width="16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6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.2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MainFlow">
      <style:graphic-properties draw:textarea-vertical-align="middle" draw:auto-grow-height="false" fo:min-height="10.5cm" fo:min-width="16.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75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MainFlow">
      <style:graphic-properties draw:textarea-vertical-align="middle" draw:auto-grow-height="false" fo:min-height="9.75cm" fo:min-width="16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objectwithoutfill">
      <style:graphic-properties draw:marker-end="Arrowheads_20_10" draw:marker-end-width="0.3cm" draw:fill="none" draw:textarea-vertical-align="middle"/>
    </style:style>
    <style:style style:name="gr18" style:family="graphic" style:parent-style-name="PagePartition">
      <style:graphic-properties draw:textarea-vertical-align="middle" draw:auto-grow-height="false" fo:min-height="29.25cm" fo:min-width="22.15cm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objectwithoutfill">
      <style:graphic-properties draw:marker-end="Arrowheads_20_12" draw:marker-end-width="0.3cm" draw:fill="none" draw:textarea-vertical-align="middle"/>
    </style:style>
    <style:style style:name="gr21" style:family="graphic" style:parent-style-name="MainFlow">
      <style:graphic-properties draw:textarea-vertical-align="middle"/>
    </style:style>
    <style:style style:name="gr22" style:family="graphic" style:parent-style-name="PagePartition">
      <style:graphic-properties draw:textarea-vertical-align="middle" draw:auto-grow-height="false" fo:min-height="39.75cm" fo:min-width="20.1cm"/>
    </style:style>
    <style:style style:name="gr2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25" style:family="graphic" style:parent-style-name="Pointers">
      <style:graphic-properties draw:textarea-vertical-align="middle" draw:auto-grow-height="false" fo:min-height="10.414cm" fo:min-width="0cm"/>
    </style:style>
    <style:style style:name="gr26" style:family="graphic" style:parent-style-name="Pointers">
      <style:graphic-properties draw:marker-start="Arrowheads_20_16" draw:textarea-vertical-align="middle"/>
    </style:style>
    <style:style style:name="gr27" style:family="graphic" style:parent-style-name="Pointers">
      <style:graphic-properties draw:textarea-vertical-align="middle" draw:auto-grow-height="false" fo:min-height="3.068cm" fo:min-width="0cm"/>
    </style:style>
    <style:style style:name="gr28" style:family="graphic" style:parent-style-name="Pointers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30" style:family="graphic" style:parent-style-name="Pointers">
      <style:graphic-properties draw:marker-start="Arrowheads_20_15" draw:textarea-vertical-align="middle"/>
    </style:style>
    <style:style style:name="gr31" style:family="graphic" style:parent-style-name="objectwithoutfill">
      <style:graphic-properties draw:marker-end="Arrowheads_20_17" draw:marker-end-width="0.3cm" draw:fill="none" draw:textarea-vertical-align="middle"/>
    </style:style>
    <style:style style:name="gr32" style:family="graphic" style:parent-style-name="Pointers">
      <style:graphic-properties draw:textarea-vertical-align="middle" draw:auto-grow-height="false" fo:min-height="2.832cm" fo:min-width="0cm"/>
    </style:style>
    <style:style style:name="gr33" style:family="graphic" style:parent-style-name="PagePartition">
      <style:graphic-properties draw:textarea-vertical-align="middle" draw:auto-grow-height="false" fo:min-height="7cm" fo:min-width="22.15cm"/>
    </style:style>
    <style:style style:name="gr34" style:family="graphic" style:parent-style-name="Text_20_A0">
      <style:graphic-properties fo:min-height="1.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4.7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9.91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6.06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41" style:family="graphic" style:parent-style-name="Pointers">
      <style:graphic-properties draw:marker-end="Arrowheads_20_20" draw:textarea-vertical-align="middle"/>
    </style:style>
    <style:style style:name="co1" style:family="table-column">
      <style:table-column-properties style:column-width="3.704cm" style:use-optimal-column-width="false"/>
    </style:style>
    <style:style style:name="co2" style:family="table-column">
      <style:table-column-properties style:column-width="3.703cm" style:use-optimal-column-width="false"/>
    </style:style>
    <style:style style:name="co3" style:family="table-column">
      <style:table-column-properties style:column-width="4.371cm" style:use-optimal-column-width="false"/>
    </style:style>
    <style:style style:name="co4" style:family="table-column">
      <style:table-column-properties style:column-width="4.385cm" style:use-optimal-column-width="false"/>
    </style:style>
    <style:style style:name="ro1" style:family="table-row">
      <style:table-row-properties style:row-height="1.454cm" style:use-optimal-row-height="false"/>
    </style:style>
    <style:style style:name="ro2" style:family="table-row">
      <style:table-row-properties style:row-height="1.532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fill="solid" draw:fill-color="#ffa6a6" draw:textarea-vertical-align="middle"/>
      <style:paragraph-properties fo:text-align="center" fo:border="0.03pt solid #ffffff"/>
    </style:style>
    <style:style style:name="ce2" style:family="table-cell">
      <loext:graphic-properties draw:fill="solid" draw:fill-color="#afd095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3" style:family="table-cell">
      <loext:graphic-properties draw:fill="solid" draw:fill-color="#b4c7dc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4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/>
    </style:style>
    <style:style style:name="P7" style:family="paragraph">
      <loext:graphic-properties draw:fill="none" draw:fill-color="#ffffff"/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8.6cm" svg:height="1.75cm" svg:x="20.85cm" svg:y="1.5cm">
          <text:p text:style-name="P1">Rendering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5" draw:id="id5" draw:layer="layout" svg:width="17cm" svg:height="7cm" svg:x="16.65cm" svg:y="5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5cm" svg:height="2.5cm" svg:x="26.15cm" svg:y="8.25cm">
          <text:p text:style-name="P1">ModelShader.vert</text:p>
          <text:p text:style-name="P1">ModelShader.frag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5.5cm" svg:height="2cm" svg:x="16.65cm" svg:y="5.1cm">
          <draw:text-box>
            <text:p text:style-name="P2">Render Meshes </text:p>
            <text:p text:style-name="P2">(Deferred Rendering Style)</text:p>
          </draw:text-box>
        </draw:frame>
        <draw:custom-shape draw:style-name="gr5" draw:text-style-name="P1" xml:id="id1" draw:id="id1" draw:layer="layout" svg:width="4.75cm" svg:height="1.25cm" svg:x="17.9cm" svg:y="8.1cm">
          <text:p text:style-name="P1">Geometry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.75cm" svg:height="1.25cm" svg:x="17.9cm" svg:y="9.6cm">
          <text:p text:style-name="P1">Texture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2.65cm" svg:y1="8.725cm" svg:x2="26.15cm" svg:y2="9.5cm" draw:start-shape="id1" draw:start-glue-point="1" draw:end-shape="id2" draw:end-glue-point="3" svg:d="M22650 8725h1750v775h1750" svg:viewBox="0 0 3501 776">
          <text:p/>
        </draw:connector>
        <draw:connector draw:style-name="gr7" draw:text-style-name="P4" draw:layer="layout" svg:x1="22.65cm" svg:y1="10.225cm" svg:x2="26.15cm" svg:y2="9.5cm" draw:start-shape="id3" draw:start-glue-point="1" draw:end-shape="id2" draw:end-glue-point="3" svg:d="M22650 10225h1750v-725h1750" svg:viewBox="0 0 3501 726">
          <text:p/>
        </draw:connector>
        <draw:connector draw:style-name="gr8" draw:text-style-name="P4" draw:layer="layout" svg:x1="25.15cm" svg:y1="3.25cm" svg:x2="25.15cm" svg:y2="5cm" draw:start-shape="id4" draw:start-glue-point="8" draw:end-shape="id5" draw:end-glue-point="0" svg:d="M25150 3250v1750" svg:viewBox="0 0 1 1751">
          <text:p/>
        </draw:connector>
        <draw:custom-shape draw:style-name="gr9" draw:text-style-name="P1" xml:id="id11" draw:id="id11" draw:layer="layout" svg:width="17cm" svg:height="10.75cm" svg:x="16.65cm" svg:y="14.7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5.5cm" svg:height="2cm" svg:x="16.65cm" svg:y="14.85cm">
          <draw:text-box>
            <text:p text:style-name="P2">Render Volumetrics + Lighting</text:p>
            <text:p text:style-name="P2">(Tiled Deferred Renderer Style)</text:p>
          </draw:text-box>
        </draw:frame>
        <draw:custom-shape draw:style-name="gr3" draw:text-style-name="P1" xml:id="id6" draw:id="id6" draw:layer="layout" svg:width="6.5cm" svg:height="2.5cm" svg:x="26.15cm" svg:y="19.5cm">
          <text:p text:style-name="P1">FullScreenQuad.vert<text:line-break/>VolumeAndLight.frag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.75cm" svg:height="1.25cm" svg:x="17.9cm" svg:y="17.75cm">
          <text:p text:style-name="P1">Cloud Density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75cm" svg:height="1.25cm" svg:x="17.9cm" svg:y="19.25cm">
          <text:p text:style-name="P1">Sun/Sky Info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.75cm" svg:height="1.25cm" svg:x="17.9cm" svg:y="20.75cm">
          <text:p text:style-name="P1">3D Textures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29.4cm" svg:y1="10.75cm" svg:x2="29.4cm" svg:y2="19.5cm" draw:start-shape="id2" draw:start-glue-point="2" draw:end-shape="id6" draw:end-glue-point="0" svg:d="M29400 10750v8750" svg:viewBox="0 0 1 8751">
          <text:p/>
        </draw:connector>
        <draw:connector draw:style-name="gr12" draw:text-style-name="P4" draw:layer="layout" svg:x1="22.65cm" svg:y1="18.375cm" svg:x2="26.15cm" svg:y2="20.75cm" draw:start-shape="id7" draw:start-glue-point="1" draw:end-shape="id6" draw:end-glue-point="3" svg:d="M22650 18375h1750v2375h1750" svg:viewBox="0 0 3501 2376">
          <text:p/>
        </draw:connector>
        <draw:connector draw:style-name="gr13" draw:text-style-name="P4" draw:layer="layout" svg:x1="22.65cm" svg:y1="21.375cm" svg:x2="26.15cm" svg:y2="20.75cm" draw:start-shape="id8" draw:start-glue-point="1" draw:end-shape="id6" draw:end-glue-point="3" svg:d="M22650 21375h1750v-625h1750" svg:viewBox="0 0 3501 626">
          <text:p/>
        </draw:connector>
        <draw:connector draw:style-name="gr14" draw:text-style-name="P4" draw:layer="layout" svg:x1="22.65cm" svg:y1="19.875cm" svg:x2="26.15cm" svg:y2="20.75cm" draw:start-shape="id9" draw:start-glue-point="1" draw:end-shape="id6" draw:end-glue-point="3" svg:d="M22650 19875h1750v875h1750" svg:viewBox="0 0 3501 876">
          <text:p/>
        </draw:connector>
        <draw:custom-shape draw:style-name="gr5" draw:text-style-name="P1" xml:id="id15" draw:id="id15" draw:layer="layout" svg:width="4.75cm" svg:height="1.25cm" svg:x="17.9cm" svg:y="23.75cm">
          <text:p text:style-name="P1">Per-Tile Modifiers</text:p>
          <draw:enhanced-geometry svg:viewBox="0 0 21600 21600" draw:type="rectangle" draw:enhanced-path="M 0 0 L 21600 0 21600 21600 0 21600 0 0 Z N"/>
        </draw:custom-shape>
        <draw:custom-shape draw:style-name="gr15" draw:text-style-name="P1" xml:id="id12" draw:id="id12" draw:layer="layout" svg:width="17cm" svg:height="10cm" svg:x="16.65cm" svg:y="28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8cm" svg:height="1.75cm" svg:x="16.65cm" svg:y="30.8cm">
          <draw:text-box>
            <text:p>PostFX and GUI</text:p>
          </draw:text-box>
        </draw:frame>
        <draw:custom-shape draw:style-name="gr3" draw:text-style-name="P1" xml:id="id10" draw:id="id10" draw:layer="layout" svg:width="6.5cm" svg:height="2.5cm" svg:x="26.15cm" svg:y="28.7cm">
          <text:p text:style-name="P1">FullScreenQuad.vert<text:line-break/>PostFX.fr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4" draw:layer="layout" svg:x1="29.4cm" svg:y1="22cm" svg:x2="29.4cm" svg:y2="28.7cm" draw:start-shape="id6" draw:start-glue-point="2" draw:end-shape="id10" draw:end-glue-point="0" svg:d="M29400 22000v6700" svg:viewBox="0 0 1 6701">
          <text:p/>
        </draw:connector>
        <draw:custom-shape draw:style-name="gr18" draw:text-style-name="P1" draw:layer="layout" svg:width="22.65cm" svg:height="29.5cm" svg:x="35.7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8.6cm" svg:height="1.75cm" svg:x="20.859cm" svg:y="38.75cm">
          <text:p text:style-name="P1">Rendering En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9" draw:text-style-name="P4" draw:layer="layout" svg:x1="25.15cm" svg:y1="12cm" svg:x2="25.15cm" svg:y2="14.75cm" draw:start-shape="id5" draw:start-glue-point="2" draw:end-shape="id11" draw:end-glue-point="0" svg:d="M25150 12000v2750" svg:viewBox="0 0 1 2751">
          <text:p/>
        </draw:connector>
        <draw:connector draw:style-name="gr20" draw:text-style-name="P4" draw:layer="layout" svg:x1="25.15cm" svg:y1="25.5cm" svg:x2="25.15cm" svg:y2="28cm" draw:start-shape="id11" draw:start-glue-point="2" draw:end-shape="id12" draw:end-glue-point="0" svg:d="M25150 25500v2500" svg:viewBox="0 0 1 2501">
          <text:p/>
        </draw:connector>
        <draw:connector draw:style-name="gr21" draw:text-style-name="P1" draw:layer="layout" svg:x1="25.15cm" svg:y1="38cm" svg:x2="25.159cm" svg:y2="38.75cm" draw:start-shape="id12" draw:start-glue-point="2" draw:end-shape="id13" draw:end-glue-point="5" svg:d="M25150 38000v375h9v375" svg:viewBox="0 0 10 751">
          <text:p/>
        </draw:connector>
        <draw:custom-shape draw:style-name="gr22" draw:text-style-name="P1" draw:layer="layout" svg:width="20.6cm" svg:height="40cm" svg:x="15.15cm" svg:y="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814cm" svg:height="2.985cm" svg:x="42.336cm" svg:y="8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R8</text:p>
              </table:table-cell>
              <table:table-cell table:style-name="ce2">
                <text:p text:style-name="P1">G8</text:p>
              </table:table-cell>
              <table:table-cell table:style-name="ce3">
                <text:p text:style-name="P1">B8</text:p>
              </table:table-cell>
              <table:table-cell table:style-name="ce4">
                <text:p text:style-name="P1">A8</text:p>
              </table:table-cell>
            </table:table-row>
            <table:table-row table:style-name="ro2">
              <table:table-cell table:style-name="ce1">
                <text:p text:style-name="P1">AlbedoR</text:p>
              </table:table-cell>
              <table:table-cell table:style-name="ce2">
                <text:p text:style-name="P1">AlbedoG</text:p>
              </table:table-cell>
              <table:table-cell table:style-name="ce3">
                <text:p text:style-name="P1">AlbedoB</text:p>
              </table:table-cell>
              <table:table-cell table:style-name="ce4">
                <text:p text:style-name="P1">Emission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814cm" svg:height="2.985cm" svg:x="42.336cm" svg:y="16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R16F</text:p>
              </table:table-cell>
              <table:table-cell table:style-name="ce2">
                <text:p text:style-name="P1">G16F</text:p>
              </table:table-cell>
              <table:table-cell table:style-name="ce3">
                <text:p text:style-name="P1">B16F</text:p>
              </table:table-cell>
              <table:table-cell table:style-name="ce4">
                <text:p text:style-name="P1">A16F</text:p>
              </table:table-cell>
            </table:table-row>
            <table:table-row table:style-name="ro2">
              <table:table-cell table:style-name="ce1">
                <text:p text:style-name="P1">NormalX</text:p>
              </table:table-cell>
              <table:table-cell table:style-name="ce2">
                <text:p text:style-name="P1">NormalY</text:p>
              </table:table-cell>
              <table:table-cell table:style-name="ce3">
                <text:p text:style-name="P1">NormalZ</text:p>
              </table:table-cell>
              <table:table-cell table:style-name="ce4">
                <text:p text:style-name="P1">Distan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814cm" svg:height="2.985cm" svg:x="42.336cm" svg:y="12.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R8</text:p>
              </table:table-cell>
              <table:table-cell table:style-name="ce2">
                <text:p text:style-name="P1">G8</text:p>
              </table:table-cell>
              <table:table-cell table:style-name="ce3">
                <text:p text:style-name="P1">B8</text:p>
              </table:table-cell>
              <table:table-cell table:style-name="ce4">
                <text:p text:style-name="P1">A8</text:p>
              </table:table-cell>
            </table:table-row>
            <table:table-row table:style-name="ro2">
              <table:table-cell table:style-name="ce1">
                <text:p text:style-name="P1">Metallic</text:p>
              </table:table-cell>
              <table:table-cell table:style-name="ce2">
                <text:p text:style-name="P1">Roughness</text:p>
              </table:table-cell>
              <table:table-cell table:style-name="ce3">
                <text:p text:style-name="P1">-</text:p>
              </table:table-cell>
              <table:table-cell table:style-name="ce4">
                <text:p text:style-name="P1">-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3" draw:text-style-name="P5" draw:layer="layout" svg:width="4.25cm" svg:height="1.25cm" svg:x="37.905cm" svg:y="9.274cm">
          <draw:text-box>
            <text:p><text:span text:style-name="T1">ColorBuffer</text:span></text:p>
          </draw:text-box>
        </draw:frame>
        <draw:frame draw:style-name="gr24" draw:text-style-name="P7" draw:layer="layout" svg:width="4.25cm" svg:height="1.353cm" svg:x="37.905cm" svg:y="13.024cm">
          <draw:text-box>
            <text:p text:style-name="P6">MaterialBuffer</text:p>
          </draw:text-box>
        </draw:frame>
        <draw:frame draw:style-name="gr24" draw:text-style-name="P7" draw:layer="layout" svg:width="4.25cm" svg:height="1.353cm" svg:x="37.905cm" svg:y="16.774cm">
          <draw:text-box>
            <text:p text:style-name="P6">Geometry</text:p>
          </draw:text-box>
        </draw:frame>
        <draw:frame draw:style-name="standard" draw:layer="layout" svg:width="14.814cm" svg:height="2.985cm" svg:x="42.586cm" svg:y="25.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R16</text:p>
              </table:table-cell>
              <table:table-cell table:style-name="ce2">
                <text:p text:style-name="P1">G16</text:p>
              </table:table-cell>
              <table:table-cell table:style-name="ce3">
                <text:p text:style-name="P1">B16</text:p>
              </table:table-cell>
              <table:table-cell table:style-name="ce4">
                <text:p text:style-name="P1">A16</text:p>
              </table:table-cell>
            </table:table-row>
            <table:table-row table:style-name="ro2">
              <table:table-cell table:style-name="ce1">
                <text:p text:style-name="P1">R</text:p>
              </table:table-cell>
              <table:table-cell table:style-name="ce2">
                <text:p text:style-name="P1">G</text:p>
              </table:table-cell>
              <table:table-cell table:style-name="ce3">
                <text:p text:style-name="P1">B</text:p>
              </table:table-cell>
              <table:table-cell table:style-name="ce4">
                <text:p text:style-name="P1">A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7" draw:layer="layout" svg:width="4.25cm" svg:height="1.353cm" svg:x="38.155cm" svg:y="26.085cm">
          <draw:text-box>
            <text:p text:style-name="P6">DisplayBuffer</text:p>
          </draw:text-box>
        </draw:frame>
        <draw:custom-shape draw:style-name="gr25" draw:text-style-name="P1" draw:layer="layout" svg:width="0.75cm" svg:height="11.25cm" svg:x="36.4cm" svg:y="8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1522.815749711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6" draw:text-style-name="P1" draw:layer="layout" svg:x1="29.4cm" svg:y1="14cm" svg:x2="36.4cm" svg:y2="14cm">
          <text:p/>
        </draw:line>
        <draw:custom-shape draw:style-name="gr27" draw:text-style-name="P1" draw:layer="layout" svg:width="0.75cm" svg:height="3.5cm" svg:x="36.4cm" svg:y="25cm">
          <text:p/>
          <draw:enhanced-geometry svg:viewBox="0 0 21600 21600" draw:glue-points="21600 0 0 10800 21600 21600" draw:text-areas="13800 ?f9 21600 ?f10" draw:type="left-brace" draw:modifiers="1800 10500.771208226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8" draw:text-style-name="P1" draw:layer="layout" svg:x1="36.4cm" svg:y1="26.7cm" svg:x2="29.4cm" svg:y2="26.7cm">
          <text:p/>
        </draw:line>
        <draw:frame draw:style-name="gr29" draw:text-style-name="P5" draw:layer="layout" svg:width="17cm" svg:height="3.75cm" svg:x="37.65cm" svg:y="6cm">
          <draw:text-box>
            <text:p>The model shaders are pretty simple. Effectively they just convert the geomtry into screen-space and from vector into raster. Nothing complex here except that it ouputs all it’s data into 3 buffers:</text:p>
          </draw:text-box>
        </draw:frame>
        <draw:line draw:style-name="gr30" draw:text-style-name="P1" draw:layer="layout" svg:x1="32.65cm" svg:y1="9.25cm" svg:x2="37.4cm" svg:y2="7cm">
          <text:p/>
        </draw:line>
        <draw:frame draw:style-name="gr29" draw:text-style-name="P5" draw:layer="layout" svg:width="17cm" svg:height="3.75cm" svg:x="36.9cm" svg:y="20.75cm">
          <draw:text-box>
            <text:p>This does the heavy lifting. It raymarches the sky until either the draw distance is met or it intersects with geometry.</text:p>
            <text:p/>
            <text:p>It outputs to the RGBA16 so that PostFX can use the HDR information (eg for bloom)</text:p>
          </draw:text-box>
        </draw:frame>
        <draw:line draw:style-name="gr30" draw:text-style-name="P1" draw:layer="layout" svg:x1="32.65cm" svg:y1="20.75cm" svg:x2="36.65cm" svg:y2="21.75cm">
          <text:p/>
        </draw:line>
        <draw:custom-shape draw:style-name="gr3" draw:text-style-name="P1" xml:id="id14" draw:id="id14" draw:layer="layout" svg:width="6.5cm" svg:height="2.5cm" svg:x="26.15cm" svg:y="33cm">
          <text:p text:style-name="P1">text.vert<text:line-break/>text.frag</text:p>
          <text:p text:style-name="P1">quad.vert</text:p>
          <text:p text:style-name="P1">panel.fra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4" draw:layer="layout" svg:x1="29.4cm" svg:y1="31.2cm" svg:x2="29.4cm" svg:y2="33cm" draw:start-shape="id10" draw:start-glue-point="2" draw:end-shape="id14" draw:end-glue-point="0" svg:d="M29400 31200v1800" svg:viewBox="0 0 1 1801">
          <text:p/>
        </draw:connector>
        <draw:frame draw:style-name="standard" draw:layer="layout" svg:width="14.814cm" svg:height="2.985cm" svg:x="42.587cm" svg:y="29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R?</text:p>
              </table:table-cell>
              <table:table-cell table:style-name="ce2">
                <text:p text:style-name="P1">G?</text:p>
              </table:table-cell>
              <table:table-cell table:style-name="ce3">
                <text:p text:style-name="P1">B?</text:p>
              </table:table-cell>
              <table:table-cell table:style-name="ce4">
                <text:p text:style-name="P1">A?</text:p>
              </table:table-cell>
            </table:table-row>
            <table:table-row table:style-name="ro2">
              <table:table-cell table:style-name="ce1">
                <text:p text:style-name="P1">R</text:p>
              </table:table-cell>
              <table:table-cell table:style-name="ce2">
                <text:p text:style-name="P1">G</text:p>
              </table:table-cell>
              <table:table-cell table:style-name="ce3">
                <text:p text:style-name="P1">B</text:p>
              </table:table-cell>
              <table:table-cell table:style-name="ce4">
                <text:p text:style-name="P1">A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4" draw:text-style-name="P7" draw:layer="layout" svg:width="4.25cm" svg:height="1.353cm" svg:x="38.156cm" svg:y="29.886cm">
          <draw:text-box>
            <text:p text:style-name="P6">ScreenBuffer</text:p>
          </draw:text-box>
        </draw:frame>
        <draw:custom-shape draw:style-name="gr32" draw:text-style-name="P1" draw:layer="layout" svg:width="0.75cm" svg:height="3.25cm" svg:x="36.401cm" svg:y="29.25cm">
          <text:p/>
          <draw:enhanced-geometry svg:viewBox="0 0 21600 21600" draw:glue-points="21600 0 0 10800 21600 21600" draw:text-areas="13800 ?f9 21600 ?f10" draw:mirror-horizontal="false" draw:mirror-vertical="false" draw:type="left-brace" draw:modifiers="1800 17786.28114426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8" draw:text-style-name="P1" draw:layer="layout" svg:x1="36.401cm" svg:y1="31.945cm" svg:x2="29.401cm" svg:y2="31.945cm">
          <text:p/>
        </draw:line>
        <draw:custom-shape draw:style-name="gr33" draw:text-style-name="P1" draw:layer="layout" svg:width="22.65cm" svg:height="7.25cm" svg:x="35.75cm" svg:y="33.75cm">
          <text:p/>
          <draw:enhanced-geometry svg:viewBox="0 0 21600 21600" draw:type="rectangle" draw:enhanced-path="M 0 0 L 21600 0 21600 21600 0 21600 0 0 Z N"/>
        </draw:custom-shape>
        <draw:frame draw:style-name="gr34" draw:layer="layout" svg:width="12.25cm" svg:height="1.25cm" svg:x="35.75cm" svg:y="4.5cm">
          <draw:text-box>
            <text:p>Buffers</text:p>
          </draw:text-box>
        </draw:frame>
        <draw:frame draw:style-name="gr34" draw:layer="layout" svg:width="12.25cm" svg:height="1.25cm" svg:x="35.75cm" svg:y="33.98cm">
          <draw:text-box>
            <text:p>Buffer Size/Bandwidth</text:p>
          </draw:text-box>
        </draw:frame>
        <draw:frame draw:style-name="gr35" draw:text-style-name="P5" draw:layer="layout" svg:width="22.15cm" svg:height="2.5cm" svg:x="36.25cm" svg:y="34.95cm">
          <draw:text-box>
            <text:p>The G buffer has 8x 8-bit channels and 4x 16-bit channels for a total of 128 bits.</text:p>
            <text:p>The DisplayBuffer is another 64 bits, and the screen buffer is (probably) 32 bits. </text:p>
            <text:p/>
            <text:p>This means that each frame we are pushing 154 bits per pixel.</text:p>
          </draw:text-box>
        </draw:frame>
        <draw:frame draw:style-name="standard" draw:layer="layout" svg:width="21.868cm" svg:height="2.915cm" svg:x="36.131cm" svg:y="37.6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FPS</text:p>
              </table:table-cell>
              <table:table-cell>
                <text:p>60</text:p>
              </table:table-cell>
              <table:table-cell>
                <text:p>30</text:p>
              </table:table-cell>
              <table:table-cell>
                <text:p>60</text:p>
              </table:table-cell>
              <table:table-cell>
                <text:p>144</text:p>
              </table:table-cell>
            </table:table-row>
            <table:table-row table:style-name="ro3" table:default-cell-style-name="gray2">
              <table:table-cell>
                <text:p>Resolution</text:p>
              </table:table-cell>
              <table:table-cell>
                <text:p>1920x1080</text:p>
              </table:table-cell>
              <table:table-cell>
                <text:p>1920x1080</text:p>
              </table:table-cell>
              <table:table-cell>
                <text:p>960x540</text:p>
              </table:table-cell>
              <table:table-cell>
                <text:p>3840x2160</text:p>
              </table:table-cell>
            </table:table-row>
            <table:table-row table:style-name="ro3" table:default-cell-style-name="gray1">
              <table:table-cell>
                <text:p>Bandwidth</text:p>
              </table:table-cell>
              <table:table-cell>
                <text:p>19Gbit/s</text:p>
              </table:table-cell>
              <table:table-cell>
                <text:p>10Gbit/s</text:p>
              </table:table-cell>
              <table:table-cell>
                <text:p>10Gbit/s</text:p>
              </table:table-cell>
              <table:table-cell>
                <text:p>183Gbit/s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36" draw:text-style-name="P4" draw:layer="layout" svg:x1="22.65cm" svg:y1="24.375cm" svg:x2="26.15cm" svg:y2="20.75cm" draw:start-shape="id15" draw:start-glue-point="1" draw:end-shape="id6" draw:end-glue-point="3" svg:d="M22650 24375h1750v-3625h1750" svg:viewBox="0 0 3501 3626">
          <text:p/>
        </draw:connector>
        <draw:frame draw:style-name="gr37" draw:text-style-name="P5" draw:layer="layout" svg:width="14.25cm" svg:height="5cm" svg:x="1cm" svg:y="6cm">
          <draw:text-box>
            <text:p>For each mesh, load up the right textures and geometry and render away! I don’t see many challenges here. </text:p>
            <text:p><text:span text:style-name="T2">There will be no support for transparency.</text:span></text:p>
          </draw:text-box>
        </draw:frame>
        <draw:frame draw:style-name="gr38" draw:text-style-name="P5" draw:layer="layout" svg:width="14.25cm" svg:height="10.169cm" svg:x="1cm" svg:y="15.385cm">
          <draw:text-box>
            <text:p>Here’s the hard stuff. This is where all the GPU-time will go.</text:p>
            <text:p/>
            <text:p>Why tiled? I want volume modifiers and lights, and because loops inside the volume function are expensive, the fewer of this sort of thing, the better. A tiled renderer splits up the modifiers into only the ones needed for a particular part of the screen – increasing the number that can be rendered in the scene without decreasing performance.</text:p>
            <text:p/>
            <text:p>Using tiles for this stage also avoids all the typical problems with rendering geometry in tiles – at this point it’s all already rasterized.</text:p>
            <text:p/>
            <text:p/>
            <text:p/>
            <text:p>What are these per-tile modifiers? Anything from lights to explosions. Anything that modifies the way the volumes are in a particular area. </text:p>
          </draw:text-box>
        </draw:frame>
        <draw:frame draw:style-name="gr39" draw:text-style-name="P5" draw:layer="layout" svg:width="14.25cm" svg:height="6.312cm" svg:x="1cm" svg:y="28cm">
          <draw:text-box>
            <text:p>The GUI is responsible for actually displaying the scene on the screen – probably by rendering a full screen quad. But it could also render it alongside the other buffers etc.</text:p>
            <text:p/>
            <text:p>The PostFX will be pretty minimal – most postFX emulate volumetrics in some way, so in theory refraction and reflection should be</text:p>
            <text:p>Implemented in the volumetrics step. Only camera-type effects will be rendererd here (eg bloom, chromatic aberation)</text:p>
          </draw:text-box>
        </draw:frame>
        <draw:frame draw:style-name="gr40" draw:text-style-name="P5" draw:layer="layout" svg:width="14.25cm" svg:height="2.75cm" svg:x="1cm" svg:y="12cm">
          <draw:text-box>
            <text:p>There is the potential to insert another stage in here for opaque distance fields (eg terrain), but that’s future work....<text:line-break/>Similarly, a sun shadow map could be rendered here</text:p>
          </draw:text-box>
        </draw:frame>
        <draw:line draw:style-name="gr41" draw:text-style-name="P1" draw:layer="layout" svg:x1="14.5cm" svg:y1="13cm" svg:x2="25cm" svg:y2="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paragraph-properties fo:margin-left="0.5cm" fo:margin-right="0cm" fo:text-indent="0cm"/>
      <style:text-properties fo:font-size="20pt" fo:font-weight="bold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inFlow" style:family="graphic" style:parent-style-name="standard">
      <style:graphic-properties svg:stroke-width="0.1cm" draw:marker-start-width="0.35cm" draw:marker-end-width="0.35cm"/>
    </style:style>
    <style:style style:name="PagePartition" style:family="graphic" style:parent-style-name="standard">
      <style:graphic-properties svg:stroke-opacity="20%"/>
    </style:style>
    <style:style style:name="Pointers" style:family="graphic" style:parent-style-name="standard">
      <style:graphic-properties svg:stroke-color="#8d1d75" svg:stroke-opacity="4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7T16:06:27.568841304</meta:creation-date>
    <dc:date>2023-01-07T17:32:33.336933985</dc:date>
    <meta:editing-duration>PT2M17S</meta:editing-duration>
    <meta:editing-cycles>1</meta:editing-cycles>
    <meta:generator>LibreOffice/7.3.7.2$Linux_X86_64 LibreOffice_project/30$Build-2</meta:generator>
    <meta:document-statistic meta:object-count="63"/>
  </office:meta>
</office:document-meta>
</file>